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USCUVILCA RAFAEL ANGELA JINA LINDA MARICRUZ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USCUVILCA RAFAEL ANGELA JINA LINDA MARICRU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7:21:1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